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66" draw:textarea-horizontal-align="justify" draw:textarea-vertical-align="middle" draw:auto-grow-height="false" fo:min-height="1.655cm" fo:min-width="5.21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11.644cm"/>
    </style:style>
    <style:style style:name="gr4" style:family="graphic" style:parent-style-name="standard">
      <style:graphic-properties draw:fill-color="#66ff66" draw:textarea-horizontal-align="justify" draw:textarea-vertical-align="middle" draw:auto-grow-height="false" fo:min-height="0.702cm" fo:min-width="5.215cm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5.215cm"/>
    </style:style>
    <style:style style:name="gr6" style:family="graphic" style:parent-style-name="standard">
      <style:graphic-properties draw:textarea-horizontal-align="justify" draw:textarea-vertical-align="middle" draw:auto-grow-height="false" fo:min-height="0.068cm" fo:min-width="12.279cm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0.77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12.676cm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1.882cm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0.452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.929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384cm" fo:min-width="11.644cm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0.135cm"/>
    </style:style>
    <style:style style:name="gr16" style:family="graphic" style:parent-style-name="standard">
      <style:graphic-properties draw:textarea-horizontal-align="justify" draw:textarea-vertical-align="middle" draw:auto-grow-height="false" fo:min-height="0.067cm" fo:min-width="0.135cm"/>
    </style:style>
    <style:style style:name="gr17" style:family="graphic" style:parent-style-name="standard">
      <style:graphic-properties draw:textarea-horizontal-align="justify" draw:textarea-vertical-align="middle" draw:auto-grow-height="false" fo:min-height="12.132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11.815cm" fo:min-width="0.214cm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0.374cm"/>
    </style:style>
    <style:style style:name="gr20" style:family="graphic" style:parent-style-name="standard">
      <style:graphic-properties draw:textarea-horizontal-align="justify" draw:textarea-vertical-align="middle" draw:auto-grow-height="false" fo:min-height="1.295cm" fo:min-width="2.367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1.661cm" fo:min-width="2.367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0.385cm" fo:min-width="5.533cm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2.552cm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-color="#66ff66"/>
      <style:paragraph-properties fo:text-align="center"/>
      <style:text-properties fo:font-size="8pt" style:font-size-asian="18pt" style:font-size-complex="18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6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-color="#ffff99"/>
      <style:paragraph-properties fo:text-align="center"/>
      <style:text-properties fo:font-size="8pt" style:font-size-asian="18pt" style:font-size-complex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1.905cm" svg:x="5.168cm" svg:y="4.856cm">
          <text:p text:style-name="P1"><text:span text:style-name="T1">12 hour Light Dep</text:span></text:p>
          <text:p text:style-name="P1"><text:span text:style-name="T1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491cm" svg:height="0.962cm" svg:x="23.108cm" svg:y="1.919cm">
          <draw:text-box>
            <text:p text:style-name="P3">1 cm = 5 ft</text:p>
          </draw:text-box>
        </draw:frame>
        <draw:custom-shape draw:style-name="gr3" draw:text-style-name="P5" draw:layer="layout" svg:width="12.144cm" svg:height="0.318cm" svg:x="5.168cm" svg:y="4.5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15cm" svg:height="0.952cm" svg:x="11.597cm" svg:y="15.017cm">
          <text:p text:style-name="P1"><text:span text:style-name="T1">18/12 hour light Dep</text:span></text:p>
          <text:p text:style-name="P1"><text:span text:style-name="T1">1600 Sq Ft strain develo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5.168cm" svg:y="15.016cm">
          <text:p text:style-name="P1"><text:span text:style-name="T1">18 hour light</text:span></text:p>
          <text:p text:style-name="P1"><text:span text:style-name="T1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11.597cm" svg:y="13.111cm">
          <text:p text:style-name="P1"><text:span text:style-name="T1">12 hour Light Dep</text:span></text:p>
          <text:p text:style-name="P1"><text:span text:style-name="T1">2700 Sq Ft Early F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5.168cm" svg:y="13.111cm">
          <text:p text:style-name="P1"><text:span text:style-name="T1">12 hour Light Dep</text:span></text:p>
          <text:p text:style-name="P1"><text:span text:style-name="T1">2700 Sq Ft Early F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11.597cm" svg:y="4.856cm">
          <text:p text:style-name="P1"><text:span text:style-name="T1">12 hour Light Dep</text:span></text:p>
          <text:p text:style-name="P1"><text:span text:style-name="T1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5.168cm" svg:y="10.571cm">
          <text:p text:style-name="P1"><text:span text:style-name="T1">12 hour Light Dep</text:span></text:p>
          <text:p text:style-name="P1"><text:span text:style-name="T1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11.597cm" svg:y="8.666cm">
          <text:p text:style-name="P1"><text:span text:style-name="T1">12 hour Light Dep</text:span></text:p>
          <text:p text:style-name="P1"><text:span text:style-name="T1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5.168cm" svg:y="8.666cm">
          <text:p text:style-name="P1"><text:span text:style-name="T1">12 hour Light Dep</text:span></text:p>
          <text:p text:style-name="P1"><text:span text:style-name="T1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11.597cm" svg:y="6.761cm">
          <text:p text:style-name="P1"><text:span text:style-name="T1">12 hour Light Dep</text:span></text:p>
          <text:p text:style-name="P1"><text:span text:style-name="T1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5.168cm" svg:y="6.761cm">
          <text:p text:style-name="P1"><text:span text:style-name="T1">12 hour Light Dep</text:span></text:p>
          <text:p text:style-name="P1"><text:span text:style-name="T1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15cm" svg:height="1.905cm" svg:x="11.597cm" svg:y="10.571cm">
          <text:p text:style-name="P1"><text:span text:style-name="T1">12 hour Light Dep</text:span></text:p>
          <text:p text:style-name="P1"><text:span text:style-name="T1">2700 Sq Ft Mature Flo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715cm" svg:height="0.635cm" svg:x="5.168cm" svg:y="12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715cm" svg:height="0.635cm" svg:x="11.597cm" svg:y="12.4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15cm" svg:height="0.952cm" svg:x="11.597cm" svg:y="15.969cm">
          <text:p text:style-name="P1"><text:span text:style-name="T1">18 hour light</text:span></text:p>
          <text:p text:style-name="P1"><text:span text:style-name="T1">1600 Sq Ft Moth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.779cm" svg:height="0.318cm" svg:x="4.85cm" svg:y="16.9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905cm" svg:x="3.58cm" svg:y="17.239cm">
          <text:p text:style-name="P6"><text:span text:style-name="T2">20 x 30 ft</text:span></text:p>
          <text:p text:style-name="P6"><text:span text:style-name="T2">lab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176cm" svg:height="1.905cm" svg:x="4.85cm" svg:y="17.239cm">
          <text:p text:style-name="P6"><text:span text:style-name="T2">Head house 30 ft x 100 f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82cm" svg:height="1.905cm" svg:x="16.121cm" svg:y="17.239cm">
          <text:p text:style-name="P6"><text:span text:style-name="T2">30 x 30 ft</text:span></text:p>
          <text:p text:style-name="P6"><text:span text:style-name="T2">Dock and</text:span></text:p>
          <text:p text:style-name="P6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81cm" svg:height="1.905cm" svg:x="10.882cm" svg:y="17.239cm">
          <text:p text:style-name="P6"><text:span text:style-name="T2">30 x 60 ft</text:span></text:p>
          <text:p text:style-name="P6"><text:span text:style-name="T2">Work area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1.27cm" svg:x="9.612cm" svg:y="17.874cm">
          <text:p text:style-name="P6"><text:span text:style-name="T2">20 x 20 ft</text:span></text:p>
          <text:p text:style-name="P6"><text:span text:style-name="T2">Barrel trim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1.27cm" svg:x="8.342cm" svg:y="17.874cm">
          <text:p text:style-name="P6"><text:span text:style-name="T2">20 x 20 ft</text:span></text:p>
          <text:p text:style-name="P6"><text:span text:style-name="T2">dr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1.27cm" svg:x="7.072cm" svg:y="17.874cm">
          <text:p text:style-name="P6"><text:span text:style-name="T2">20 x 20 ft</text:span></text:p>
          <text:p text:style-name="P6"><text:span text:style-name="T2">extra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1.27cm" svg:x="5.802cm" svg:y="17.874cm">
          <text:p text:style-name="P6"><text:span text:style-name="T2">20 x 20 ft</text:span></text:p>
          <text:p text:style-name="P6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52cm" svg:height="1.27cm" svg:x="4.85cm" svg:y="17.874cm">
          <text:p text:style-name="P6"><text:span text:style-name="T2">10 x 20 ft</text:span></text:p>
          <text:p text:style-name="P6"><text:span text:style-name="T2"><text:s/></text:span><text:span text:style-name="T2">Front</text:span></text:p>
          <text:p text:style-name="P6"><text:span text:style-name="T2">offic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429cm" svg:height="0.635cm" svg:x="14.692cm" svg:y="17.239cm">
          <text:p text:style-name="P6"><text:span text:style-name="T2">bathroom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429cm" svg:height="0.635cm" svg:x="14.692cm" svg:y="18.509cm">
          <text:p text:style-name="P6"><text:span text:style-name="T2">Lunchroom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2.144cm" svg:height="0.634cm" svg:x="5.168cm" svg:y="12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0.635cm" svg:height="0.318cm" svg:x="8.184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5.326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6.279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9.136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10.168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11.676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13.74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14.693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15.645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16.598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7.231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635cm" svg:height="0.317cm" svg:x="12.708cm" svg:y="12.794cm">
          <text:p text:style-name="P6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317cm" svg:height="12.382cm" svg:x="17.312cm" svg:y="4.5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318cm" svg:height="12.382cm" svg:x="4.85cm" svg:y="4.5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714cm" svg:height="12.065cm" svg:x="10.883cm" svg:y="4.8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74cm" svg:height="2.54cm" svg:x="17.629cm" svg:y="14.6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095cm" svg:height="1.667cm" svg:x="18.9cm" svg:y="3.507cm">
          <text:p text:style-name="P9"><text:span text:style-name="T3">5 ft isles</text:span></text:p>
          <text:p text:style-name="P9"><text:span text:style-name="T3">On perimeter</text:span></text:p>
          <text:p text:style-name="P9"/>
          <draw:enhanced-geometry svg:viewBox="0 0 21600 21600" draw:text-areas="800 800 20800 20800" draw:type="round-rectangular-callout" draw:modifiers="-9244.18604651163 37139.568345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3.095cm" svg:height="2.063cm" svg:x="14.693cm" svg:y="2.237cm">
          <text:p text:style-name="P9"><text:span text:style-name="T3">2700 Sq Ft </text:span></text:p>
          <text:p text:style-name="P9"><text:span text:style-name="T3">per section</text:span></text:p>
          <text:p text:style-name="P9"/>
          <draw:enhanced-geometry svg:viewBox="0 0 21600 21600" draw:text-areas="800 800 20800 20800" draw:type="round-rectangular-callout" draw:modifiers="-9244.18604651163 30013.9534883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3.095cm" svg:height="2.063cm" svg:x="7.073cm" svg:y="2.237cm">
          <text:p text:style-name="P9"><text:span text:style-name="T3">12 ft center</text:span></text:p>
          <text:p text:style-name="P9"><text:span text:style-name="T3">isle</text:span></text:p>
          <draw:enhanced-geometry svg:viewBox="0 0 21600 21600" draw:text-areas="800 800 20800 20800" draw:type="round-rectangular-callout" draw:modifiers="27941.8604651163 44047.6744186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3.095cm" svg:height="2.063cm" svg:x="18.503cm" svg:y="9.698cm">
          <text:p text:style-name="P9"><text:span text:style-name="T3">10 ft isle</text:span></text:p>
          <text:p text:style-name="P9"><text:span text:style-name="T3">Required by </text:span></text:p>
          <text:p text:style-name="P9"><text:span text:style-name="T3">regs</text:span></text:p>
          <draw:enhanced-geometry svg:viewBox="0 0 21600 21600" draw:text-areas="800 800 20800 20800" draw:type="round-rectangular-callout" draw:modifiers="-9244.18604651163 30013.9534883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3.095cm" svg:height="2.063cm" svg:x="20.646cm" svg:y="12.159cm">
          <text:p text:style-name="P9"><text:span text:style-name="T3">One nutrient</text:span></text:p>
          <text:p text:style-name="P9"><text:span text:style-name="T3">Tank per section</text:span></text:p>
          <text:p text:style-name="P9"/>
          <draw:enhanced-geometry svg:viewBox="0 0 21600 21600" draw:text-areas="800 800 20800 20800" draw:type="round-rectangular-callout" draw:modifiers="-26483.7209302326 8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3.095cm" svg:height="2.063cm" svg:x="21.758cm" svg:y="14.937cm">
          <text:p text:style-name="P9"><text:span text:style-name="T3">Storage for </text:span></text:p>
          <text:p text:style-name="P9"><text:span text:style-name="T3">Waste product</text:span></text:p>
          <draw:enhanced-geometry svg:viewBox="0 0 21600 21600" draw:text-areas="800 800 20800 20800" draw:type="round-rectangular-callout" draw:modifiers="-26483.7209302326 8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layout" svg:width="1.429cm" svg:height="0.635cm" svg:x="14.692cm" svg:y="17.874cm">
          <text:p text:style-name="P6"><text:span text:style-name="T2">isle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6.033cm" svg:height="0.635cm" svg:x="4.85cm" svg:y="17.239cm">
          <text:p text:style-name="P6"><text:span text:style-name="T2">isl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429cm" svg:height="0.635cm" svg:x="13.264cm" svg:y="17.239cm">
          <text:p text:style-name="P6"><text:span text:style-name="T2">lock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81cm" svg:height="0.635cm" svg:x="18.503cm" svg:y="17.874cm">
          <text:p text:style-name="P10"><text:span text:style-name="T3">Shipping 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9" draw:layer="layout" svg:width="3.095cm" svg:height="2.063cm" svg:x="1.675cm" svg:y="13.825cm">
          <text:p text:style-name="P9"><text:span text:style-name="T3">Finished product</text:span></text:p>
          <text:p text:style-name="P9"><text:span text:style-name="T3">Secure storage</text:span></text:p>
          <text:p text:style-name="P9"/>
          <draw:enhanced-geometry svg:viewBox="0 0 21600 21600" draw:text-areas="800 800 20800 20800" draw:type="round-rectangular-callout" draw:modifiers="30586.0465116279 43461.6279069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22:54:14.479000000</meta:creation-date>
    <dc:date>2017-09-20T11:11:31.727000000</dc:date>
    <meta:editing-duration>PT1H21M3S</meta:editing-duration>
    <meta:editing-cycles>6</meta:editing-cycles>
    <meta:generator>LibreOffice/5.0.2.2$Windows_x86 LibreOffice_project/37b43f919e4de5eeaca9b9755ed688758a8251fe</meta:generator>
    <meta:print-date>2017-08-11T15:23:58.623000000</meta:print-date>
    <meta:document-statistic meta:object-count="57"/>
  </office:meta>
</office:document-meta>
</file>